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ease send your answers by the end of the hour to <text:span text:style-name="T1">julyan.arbel+jss@gmail.com</text:span></text:p>
      <text:p text:style-name="Standard"/>
      <text:p text:style-name="Standard">1 How would you define a nonparametric model, in the context of the course, in one sentence?</text:p>
      <text:p text:style-name="Standard"/>
      <text:p text:style-name="Standard">2 Name some different ways to define the Dirichlet process. Briefly describe each of them by a single sentence.</text:p>
      <text:p text:style-name="Standard"/>
      <text:p text:style-name="Standard">3 Name generalization(s) (one or two) of the Dirichlet process that discover new clusters at a power law rate (instead of logarithmic for the Dirichlet process).</text:p>
      <text:p text:style-name="Standard"/>
      <text:p text:style-name="Standard">4 Name a Bayesian nonparametric prior that can handle partially exchangeable data, ie data that are exchangeable by groups, such as students grouped into schools or patients grouped into hospitals.</text:p>
      <text:p text:style-name="Standard"/>
      <text:p text:style-name="Standard">5 Name a Bayesian nonparametric prior that can handle feature allocation models, ie data that may allocate multiple features to each observ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58:01.837506167</meta:creation-date>
    <dc:date>2019-08-09T14:58:22.293699540</dc:date>
    <meta:editing-duration>PT21S</meta:editing-duration>
    <meta:editing-cycles>1</meta:editing-cycles>
    <meta:document-statistic meta:table-count="0" meta:image-count="0" meta:object-count="0" meta:page-count="1" meta:paragraph-count="6" meta:word-count="126" meta:character-count="784" meta:non-whitespace-character-count="664"/>
    <meta:generator>LibreOffice/6.1.0.3$MacOSX_X86_64 LibreOffice_project/efb621ed25068d70781dc026f7e9c5187a4decd1</meta:generator>
  </office:meta>
</office:document-meta>
</file>